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presentation:style-name="a381" draw:name="Titl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Bram Alkema</meta:initial-creator>
    <dc:creator>Bram Alkema</dc:creator>
    <meta:creation-date>2025-09-07T14:40:46Z</meta:creation-date>
    <dc:date>2025-09-07T14:53:46Z</dc:date>
    <meta:editing-cycles>1</meta:editing-cycles>
    <meta:editing-duration>PT780S</meta:editing-duration>
    <meta:document-statistic meta:paragraph-count="0" meta:word-count="0"/>
  </office:meta>
</office:document-meta>
</file>